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banana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ieter Verweij</meta:initial-creator>
    <dc:creator>Pieter Verweij</dc:creator>
    <meta:creation-date>2016-09-04T08:58:00Z</meta:creation-date>
    <dc:date>2016-09-04T08:58:00Z</dc:date>
    <meta:template xlink:href="Normal.dotm" xlink:type="simple"/>
    <meta:editing-cycles>2</meta:editing-cycles>
    <meta:editing-duration>PT0S</meta:editing-duration>
    <meta:document-statistic meta:page-count="1" meta:paragraph-count="1" meta:word-count="1" meta:character-count="7" meta:row-count="1" meta:non-whitespace-character-count="7"/>
  </office:meta>
</office:document-meta>
</file>